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4.967cm" table:align="left"/>
    </style:style>
    <style:style style:name="Таблица1.A" style:family="table-column">
      <style:table-column-properties style:column-width="2.245cm"/>
    </style:style>
    <style:style style:name="Таблица1.B" style:family="table-column">
      <style:table-column-properties style:column-width="3.778cm"/>
    </style:style>
    <style:style style:name="Таблица1.C" style:family="table-column">
      <style:table-column-properties style:column-width="8.943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1.042cm" table:align="left"/>
    </style:style>
    <style:style style:name="Таблица2.A" style:family="table-column">
      <style:table-column-properties style:column-width="0.425cm"/>
    </style:style>
    <style:style style:name="Таблица2.B" style:family="table-column">
      <style:table-column-properties style:column-width="0.617cm"/>
    </style:style>
    <style:style style:name="Таблица2.A1" style:family="table-cell">
      <style:table-cell-properties style:vertical-align="middle" fo:padding="0.049cm" fo:border="none"/>
    </style:style>
    <style:style style:name="Таблица3" style:family="table">
      <style:table-properties style:width="1.042cm" table:align="left"/>
    </style:style>
    <style:style style:name="Таблица3.A" style:family="table-column">
      <style:table-column-properties style:column-width="0.425cm"/>
    </style:style>
    <style:style style:name="Таблица3.B" style:family="table-column">
      <style:table-column-properties style:column-width="0.617cm"/>
    </style:style>
    <style:style style:name="Таблица3.A1" style:family="table-cell">
      <style:table-cell-properties style:vertical-align="middle" fo:padding="0.049cm" fo:border="none"/>
    </style:style>
    <style:style style:name="Таблица4" style:family="table">
      <style:table-properties style:width="1.042cm" table:align="left"/>
    </style:style>
    <style:style style:name="Таблица4.A" style:family="table-column">
      <style:table-column-properties style:column-width="0.425cm"/>
    </style:style>
    <style:style style:name="Таблица4.B" style:family="table-column">
      <style:table-column-properties style:column-width="0.617cm"/>
    </style:style>
    <style:style style:name="Таблица4.A1" style:family="table-cell">
      <style:table-cell-properties style:vertical-align="middle" fo:padding="0.049cm" fo:border="none"/>
    </style:style>
    <style:style style:name="Таблица5" style:family="table">
      <style:table-properties style:width="1.042cm" table:align="left"/>
    </style:style>
    <style:style style:name="Таблица5.A" style:family="table-column">
      <style:table-column-properties style:column-width="0.564cm"/>
    </style:style>
    <style:style style:name="Таблица5.B" style:family="table-column">
      <style:table-column-properties style:column-width="0.478cm"/>
    </style:style>
    <style:style style:name="Таблица5.A1" style:family="table-cell">
      <style:table-cell-properties style:vertical-align="middle" fo:padding="0.049cm" fo:border="none"/>
    </style:style>
    <style:style style:name="P1" style:family="paragraph" style:parent-style-name="Standard">
      <style:text-properties fo:font-size="14pt" fo:font-weight="bold" officeooo:rsid="00129c44" officeooo:paragraph-rsid="00129c44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129c44" officeooo:paragraph-rsid="00129c44"/>
    </style:style>
    <style:style style:name="P3" style:family="paragraph" style:parent-style-name="Standard">
      <style:text-properties fo:language="kk" fo:country="KZ" officeooo:rsid="00129c44" officeooo:paragraph-rsid="00129c44"/>
    </style:style>
    <style:style style:name="P4" style:family="paragraph" style:parent-style-name="Standard">
      <style:text-properties fo:language="ru" fo:country="RU" officeooo:rsid="00129c44" officeooo:paragraph-rsid="00129c44"/>
    </style:style>
    <style:style style:name="P5" style:family="paragraph" style:parent-style-name="Standard">
      <style:text-properties fo:language="ru" fo:country="RU" officeooo:rsid="0013ff44" officeooo:paragraph-rsid="0013ff44"/>
    </style:style>
    <style:style style:name="P6" style:family="paragraph" style:parent-style-name="Text_20_body">
      <style:text-properties fo:language="kk" fo:country="KZ" officeooo:rsid="0013ff44" officeooo:paragraph-rsid="0013ff44"/>
    </style:style>
    <style:style style:name="P7" style:family="paragraph" style:parent-style-name="Text_20_body" style:list-style-name="L1">
      <style:text-properties fo:language="kk" fo:country="KZ" officeooo:rsid="0013ff44"/>
    </style:style>
    <style:style style:name="P8" style:family="paragraph" style:parent-style-name="Text_20_body" style:list-style-name="L2">
      <style:text-properties fo:language="kk" fo:country="KZ" officeooo:rsid="0013ff44"/>
    </style:style>
    <style:style style:name="P9" style:family="paragraph" style:parent-style-name="Standard">
      <style:text-properties fo:language="kk" fo:country="KZ" officeooo:rsid="0013ff44" officeooo:paragraph-rsid="0013ff44"/>
    </style:style>
    <style:style style:name="P10" style:family="paragraph" style:parent-style-name="Standard">
      <style:text-properties fo:font-size="16pt" fo:language="kk" fo:country="KZ" fo:font-weight="bold" officeooo:rsid="0013ff44" officeooo:paragraph-rsid="0013ff44" style:font-size-asian="16pt" style:font-weight-asian="bold" style:font-size-complex="16pt" style:font-weight-complex="bold"/>
    </style:style>
    <style:style style:name="P11" style:family="paragraph" style:parent-style-name="Standard">
      <style:text-properties fo:language="en" fo:country="US" officeooo:rsid="0013ff44" officeooo:paragraph-rsid="0013ff44"/>
    </style:style>
    <style:style style:name="P12" style:family="paragraph" style:parent-style-name="Heading_20_2">
      <style:text-properties fo:language="kk" fo:country="KZ" officeooo:rsid="0013ff44" officeooo:paragraph-rsid="0013ff44"/>
    </style:style>
    <style:style style:name="P13" style:family="paragraph" style:parent-style-name="Text_20_body">
      <style:text-properties fo:language="kk" fo:country="KZ" officeooo:rsid="0013ff44"/>
    </style:style>
    <style:style style:name="P14" style:family="paragraph" style:parent-style-name="Text_20_body" style:list-style-name="L3">
      <style:text-properties fo:language="kk" fo:country="KZ" officeooo:rsid="0013ff44"/>
    </style:style>
    <style:style style:name="P15" style:family="paragraph" style:parent-style-name="Text_20_body" style:list-style-name="L4">
      <style:text-properties fo:language="kk" fo:country="KZ" officeooo:rsid="0013ff44"/>
    </style:style>
    <style:style style:name="P16" style:family="paragraph" style:parent-style-name="Text_20_body">
      <style:text-properties fo:language="ru" fo:country="RU" officeooo:rsid="00169084" officeooo:paragraph-rsid="00169084"/>
    </style:style>
    <style:style style:name="P17" style:family="paragraph" style:parent-style-name="Text_20_body">
      <style:text-properties fo:language="en" fo:country="US" officeooo:rsid="00186cc4" officeooo:paragraph-rsid="00186cc4"/>
    </style:style>
    <style:style style:name="P18" style:family="paragraph" style:parent-style-name="Standard">
      <style:text-properties fo:font-size="16pt" fo:language="kk" fo:country="KZ" fo:font-weight="bold" officeooo:rsid="001b4ded" officeooo:paragraph-rsid="001b4ded" style:font-size-asian="16pt" style:font-weight-asian="bold" style:font-size-complex="16pt" style:font-weight-complex="bold"/>
    </style:style>
    <style:style style:name="P19" style:family="paragraph" style:parent-style-name="Standard">
      <style:text-properties fo:font-size="12pt" fo:language="kk" fo:country="KZ" fo:font-weight="normal" officeooo:rsid="001b4ded" officeooo:paragraph-rsid="001b4ded" style:font-size-asian="10.5pt" style:font-weight-asian="normal" style:font-size-complex="12pt" style:font-weight-complex="normal"/>
    </style:style>
    <style:style style:name="P20" style:family="paragraph" style:parent-style-name="Heading_20_2">
      <style:text-properties fo:font-size="12pt" fo:language="kk" fo:country="KZ" fo:font-weight="normal" officeooo:rsid="001b4ded" officeooo:paragraph-rsid="001b4ded" style:font-size-asian="10.5pt" style:font-weight-asian="normal" style:font-size-complex="12pt" style:font-weight-complex="normal"/>
    </style:style>
    <style:style style:name="P21" style:family="paragraph" style:parent-style-name="Text_20_body">
      <style:text-properties fo:language="kk" fo:country="KZ" officeooo:rsid="001b4ded"/>
    </style:style>
    <style:style style:name="P22" style:family="paragraph" style:parent-style-name="Standard">
      <style:text-properties fo:font-size="12pt" fo:language="ru" fo:country="RU" fo:font-weight="normal" officeooo:rsid="001c9f26" officeooo:paragraph-rsid="001c9f26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language="en" fo:country="US" fo:font-weight="normal" officeooo:rsid="001c9f26" officeooo:paragraph-rsid="001c9f26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6pt" fo:language="en" fo:country="US" fo:font-weight="bold" officeooo:rsid="001c9f26" officeooo:paragraph-rsid="001c9f26" style:font-size-asian="16pt" style:font-weight-asian="bold" style:font-size-complex="16pt" style:font-weight-complex="bold"/>
    </style:style>
    <style:style style:name="P25" style:family="paragraph" style:parent-style-name="Standard">
      <style:text-properties fo:font-size="12pt" fo:language="en" fo:country="US" fo:font-weight="normal" officeooo:rsid="001c9f26" officeooo:paragraph-rsid="001c9f26" style:font-size-asian="12pt" style:font-weight-asian="normal" style:font-size-complex="12pt" style:font-weight-complex="normal"/>
    </style:style>
    <style:style style:name="P26" style:family="paragraph" style:parent-style-name="Text_20_body">
      <style:text-properties fo:font-size="12pt" fo:language="en" fo:country="US" fo:font-weight="normal" officeooo:rsid="001c9f26" officeooo:paragraph-rsid="001c9f26" style:font-size-asian="12pt" style:font-weight-asian="normal" style:font-size-complex="12pt" style:font-weight-complex="normal"/>
    </style:style>
    <style:style style:name="P27" style:family="paragraph" style:parent-style-name="Text_20_body" style:list-style-name="L5">
      <style:text-properties fo:language="en" fo:country="US" officeooo:rsid="001c9f26" style:font-size-asian="12pt"/>
    </style:style>
    <style:style style:name="P28" style:family="paragraph" style:parent-style-name="Heading_20_3">
      <style:text-properties fo:font-size="12pt" fo:language="en" fo:country="US" fo:font-weight="normal" officeooo:rsid="001c9f26" officeooo:paragraph-rsid="001c9f26" style:font-size-asian="12pt" style:font-weight-asian="normal" style:font-size-complex="12pt" style:font-weight-complex="normal"/>
    </style:style>
    <style:style style:name="P29" style:family="paragraph" style:parent-style-name="Text_20_body" style:list-style-name="L6">
      <style:text-properties fo:language="en" fo:country="US" officeooo:rsid="001c9f26" style:font-size-asian="12pt"/>
    </style:style>
    <style:style style:name="P30" style:family="paragraph" style:parent-style-name="Heading_20_2">
      <style:text-properties fo:font-size="12pt" fo:language="en" fo:country="US" fo:font-weight="normal" officeooo:rsid="001c9f26" officeooo:paragraph-rsid="001c9f26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size="12pt" fo:language="en" fo:country="US" fo:font-weight="bold" officeooo:rsid="001c9f26" officeooo:paragraph-rsid="001c9f26" style:font-size-asian="12pt" style:font-weight-asian="bold" style:font-size-complex="12pt" style:font-weight-complex="bold"/>
    </style:style>
    <style:style style:name="P32" style:family="paragraph" style:parent-style-name="Text_20_body">
      <style:text-properties fo:language="en" fo:country="US" officeooo:rsid="001c9f26" style:font-size-asian="12pt"/>
    </style:style>
    <style:style style:name="P33" style:family="paragraph" style:parent-style-name="Standard">
      <style:text-properties officeooo:paragraph-rsid="001c9f26"/>
    </style:style>
    <style:style style:name="P34" style:family="paragraph" style:parent-style-name="Standard">
      <style:text-properties fo:font-weight="normal" officeooo:paragraph-rsid="001c9f26" style:font-weight-asian="normal" style:font-weight-complex="normal"/>
    </style:style>
    <style:style style:name="P35" style:family="paragraph" style:parent-style-name="Heading_20_3">
      <style:text-properties fo:font-weight="normal" officeooo:paragraph-rsid="001c9f26" style:font-weight-asian="normal" style:font-weight-complex="normal"/>
    </style:style>
    <style:style style:name="P36" style:family="paragraph" style:parent-style-name="Text_20_body">
      <style:text-properties fo:font-weight="normal" officeooo:paragraph-rsid="001c9f26" style:font-weight-asian="normal" style:font-weight-complex="normal"/>
    </style:style>
    <style:style style:name="P37" style:family="paragraph" style:parent-style-name="Text_20_body" style:list-style-name="L7"/>
    <style:style style:name="P38" style:family="paragraph" style:parent-style-name="Text_20_body" style:list-style-name="L8"/>
    <style:style style:name="P39" style:family="paragraph" style:parent-style-name="Text_20_body" style:list-style-name="L9"/>
    <style:style style:name="P40" style:family="paragraph" style:parent-style-name="Standard">
      <style:text-properties fo:language="kk" fo:country="KZ" fo:font-weight="normal" officeooo:rsid="001ebf1a" officeooo:paragraph-rsid="001ebf1a" style:font-weight-asian="normal" style:font-weight-complex="normal"/>
    </style:style>
    <style:style style:name="P41" style:family="paragraph" style:parent-style-name="Heading_20_3">
      <style:text-properties fo:language="kk" fo:country="KZ" fo:font-weight="normal" officeooo:rsid="001ebf1a" officeooo:paragraph-rsid="001ebf1a" style:font-weight-asian="normal" style:font-weight-complex="normal"/>
    </style:style>
    <style:style style:name="P42" style:family="paragraph" style:parent-style-name="Text_20_body" style:list-style-name="L10">
      <style:text-properties fo:language="kk" fo:country="KZ" officeooo:rsid="001ebf1a"/>
    </style:style>
    <style:style style:name="P43" style:family="paragraph" style:parent-style-name="Heading_20_2">
      <style:text-properties fo:language="kk" fo:country="KZ" fo:font-weight="normal" officeooo:rsid="001ebf1a" officeooo:paragraph-rsid="001ebf1a" style:font-weight-asian="normal" style:font-weight-complex="normal"/>
    </style:style>
    <style:style style:name="P44" style:family="paragraph" style:parent-style-name="Text_20_body">
      <style:text-properties fo:language="kk" fo:country="KZ" officeooo:rsid="001ebf1a"/>
    </style:style>
    <style:style style:name="P45" style:family="paragraph" style:parent-style-name="Text_20_body" style:list-style-name="L11">
      <style:text-properties fo:language="kk" fo:country="KZ" officeooo:rsid="001ebf1a"/>
    </style:style>
    <style:style style:name="P46" style:family="paragraph" style:parent-style-name="Text_20_body" style:list-style-name="L12">
      <style:text-properties fo:language="kk" fo:country="KZ" officeooo:rsid="001ebf1a"/>
    </style:style>
    <style:style style:name="P47" style:family="paragraph" style:parent-style-name="Text_20_body" style:list-style-name="L13">
      <style:text-properties fo:language="kk" fo:country="KZ" officeooo:rsid="001ebf1a"/>
    </style:style>
    <style:style style:name="P48" style:family="paragraph" style:parent-style-name="Text_20_body" style:list-style-name="L14">
      <style:text-properties fo:language="kk" fo:country="KZ" officeooo:rsid="001ebf1a"/>
    </style:style>
    <style:style style:name="P49" style:family="paragraph" style:parent-style-name="Standard">
      <style:text-properties fo:language="ru" fo:country="RU" fo:font-weight="normal" officeooo:rsid="0020c82f" officeooo:paragraph-rsid="0020c82f" style:font-weight-asian="normal" style:font-weight-complex="normal"/>
    </style:style>
    <style:style style:name="P50" style:family="paragraph" style:parent-style-name="Heading_20_3">
      <style:text-properties fo:language="ru" fo:country="RU" fo:font-weight="normal" officeooo:rsid="0020c82f" officeooo:paragraph-rsid="0020c82f" style:font-weight-asian="normal" style:font-weight-complex="normal"/>
    </style:style>
    <style:style style:name="P51" style:family="paragraph" style:parent-style-name="Text_20_body">
      <style:text-properties officeooo:rsid="0020c82f"/>
    </style:style>
    <style:style style:name="P52" style:family="paragraph" style:parent-style-name="Text_20_body">
      <style:text-properties fo:language="ru" fo:country="RU" fo:font-weight="normal" officeooo:rsid="0020c82f" officeooo:paragraph-rsid="0020c82f" style:font-weight-asian="normal" style:font-weight-complex="normal"/>
    </style:style>
    <style:style style:name="P53" style:family="paragraph" style:parent-style-name="Text_20_body" style:list-style-name="L15">
      <style:text-properties officeooo:rsid="0020c82f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en" fo:country="US" officeooo:rsid="00229541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language="ru" fo:country="RU" officeooo:rsid="00169084"/>
    </style:style>
    <style:style style:name="T6" style:family="text">
      <style:text-properties fo:language="en" fo:country="US" officeooo:rsid="0019b353"/>
    </style:style>
    <style:style style:name="T7" style:family="text">
      <style:text-properties fo:language="kk" fo:country="KZ" officeooo:rsid="00186cc4"/>
    </style:style>
    <style:style style:name="T8" style:family="text">
      <style:text-properties fo:language="ru" fo:country="RU" officeooo:rsid="00186cc4"/>
    </style:style>
    <style:style style:name="T9" style:family="text">
      <style:text-properties fo:language="en" fo:country="US" officeooo:rsid="00186cc4"/>
    </style:style>
    <style:style style:name="T10" style:family="text">
      <style:text-properties fo:color="#9cdcfe" loext:opacity="100%" fo:font-family="Consolas, 'Courier New', monospace" fo:font-size="10.5pt" fo:font-weight="normal" fo:background-color="#1f1f1f" loext:char-shading-value="0"/>
    </style:style>
    <style:style style:name="T11" style:family="text">
      <style:text-properties fo:color="#cccccc" loext:opacity="100%" fo:font-family="Consolas, 'Courier New', monospace" fo:font-size="10.5pt" fo:font-weight="normal" fo:background-color="#1f1f1f" loext:char-shading-value="0"/>
    </style:style>
    <style:style style:name="T12" style:family="text">
      <style:text-properties fo:color="#dcdcaa" loext:opacity="100%" fo:font-family="Consolas, 'Courier New', monospace" fo:font-size="10.5pt" fo:font-weight="normal" fo:background-color="#1f1f1f" loext:char-shading-value="0"/>
    </style:style>
    <style:style style:name="T13" style:family="text">
      <style:text-properties fo:color="#ce9178" loext:opacity="100%" fo:font-family="Consolas, 'Courier New', monospace" fo:font-size="10.5pt" fo:font-weight="normal" fo:background-color="#1f1f1f" loext:char-shading-value="0"/>
    </style:style>
    <style:style style:name="T14" style:family="text">
      <style:text-properties fo:color="#d7ba7d" loext:opacity="100%" fo:font-family="Consolas, 'Courier New', monospace" fo:font-size="10.5pt" fo:font-weight="normal" fo:background-color="#1f1f1f" loext:char-shading-value="0"/>
    </style:style>
    <style:style style:name="T15" style:family="text">
      <style:text-properties fo:language="kk" fo:country="KZ"/>
    </style:style>
    <style:style style:name="T16" style:family="text">
      <style:text-properties fo:font-size="12pt" fo:font-weight="normal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666666" loext:opacity="100%" fo:font-family="BlinkMacSystemFont, apple-system, 'Segoe UI', Roboto, Helvetica, Arial, sans-serif" fo:font-size="18pt" fo:letter-spacing="normal" fo:font-style="normal" style:text-underline-style="solid" style:text-underline-width="auto" style:text-underline-color="font-color" loext:padding="0cm" loext:border="none"/>
    </style:style>
    <style:style style:name="T18" style:family="text">
      <style:text-properties officeooo:rsid="00229541"/>
    </style:style>
    <style:style style:name="T19" style:family="text">
      <style:text-properties fo:language="kk" fo:country="KZ" officeooo:rsid="00229541"/>
    </style:style>
    <style:style style:name="T20" style:family="text">
      <style:text-properties fo:font-variant="normal" fo:text-transform="none" fo:color="#8be9fd" loext:opacity="100%" fo:font-family="Consolas, 'Lucida Console', Menlo, Monaco, monospace" fo:letter-spacing="normal" fo:font-style="normal" fo:background-color="#282a36" loext:char-shading-value="0" loext:padding="0cm" loext:border="none"/>
    </style:style>
    <style:style style:name="T21" style:family="text">
      <style:text-properties fo:font-variant="normal" fo:text-transform="none" fo:color="#f8f8f2" loext:opacity="100%" fo:font-family="Consolas, 'Lucida Console', Menlo, Monaco, monospace" fo:letter-spacing="normal" fo:font-style="normal" fo:background-color="#282a36" loext:char-shading-value="0" loext:padding="0cm" loext:border="none"/>
    </style:style>
    <style:style style:name="T22" style:family="text">
      <style:text-properties fo:font-variant="normal" fo:text-transform="none" fo:color="#f8f8f2" loext:opacity="100%" fo:letter-spacing="normal"/>
    </style:style>
    <style:style style:name="T23" style:family="text">
      <style:text-properties fo:font-variant="normal" fo:text-transform="none" fo:color="#f1fa8c" loext:opacity="100%" fo:font-family="Consolas, 'Lucida Console', Menlo, Monaco, monospace" fo:letter-spacing="normal" fo:font-style="normal" fo:background-color="#282a36" loext:char-shading-value="0" loext:padding="0cm" loext:border="none"/>
    </style:style>
    <style:style style:name="T24" style:family="text">
      <style:text-properties fo:font-variant="normal" fo:text-transform="none" fo:color="#bd93f9" loext:opacity="100%" fo:font-family="Consolas, 'Lucida Console', Menlo, Monaco, monospace" fo:letter-spacing="normal" fo:font-style="normal" fo:background-color="#282a36" loext:char-shading-value="0" loext:padding="0cm" loext:border="none"/>
    </style:style>
    <style:style style:name="T25" style:family="text">
      <style:text-properties fo:font-variant="normal" fo:text-transform="none" fo:color="#6272a4" loext:opacity="100%" fo:font-family="Consolas, 'Lucida Console', Menlo, Monaco, monospace" fo:letter-spacing="normal" fo:font-style="normal" fo:background-color="#282a36" loext:char-shading-value="0" loext:padding="0cm" loext:border="none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size="12pt" fo:language="en" fo:country="US" fo:font-weight="bold" officeooo:rsid="001c9f26" style:font-size-asian="12pt" style:font-weight-asian="bold" style:font-size-complex="12pt" style:font-weight-complex="bold"/>
    </style:style>
    <style:style style:name="T28" style:family="text">
      <style:text-properties fo:font-size="12pt" fo:language="en" fo:country="US" fo:font-weight="normal" officeooo:rsid="001c9f26" style:font-size-asian="12pt" style:font-weight-asian="normal" style:font-size-complex="12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троки </text:p>
      <text:p text:style-name="P2"/>
      <text:p text:style-name="P2">Можно вставлять выражения используя обратные кавычки </text:p>
      <text:p text:style-name="P2">function sum(a, b) {</text:p>
      <text:p text:style-name="P2"><text:s text:c="2"/>return a + b;</text:p>
      <text:p text:style-name="P2">}</text:p>
      <text:p text:style-name="P2"/>
      <text:p text:style-name="P2"><text:span text:style-name="T1">console.log</text:span>(`1 + 2 = ${sum(1, 2)}.`); // 1 + 2 = 3.</text:p>
      <text:p text:style-name="P2"/>
      <text:p text:style-name="P3">Можно записывать занимя более одной строки то есть вот так<text:span text:style-name="T2">:</text:span></text:p>
      <text:p text:style-name="P4">let guestList = `Guests:</text:p>
      <text:p text:style-name="P4"><text:s/>* John</text:p>
      <text:p text:style-name="P4"><text:s/>* Pete</text:p>
      <text:p text:style-name="P4"><text:s/>* Mary</text:p>
      <text:p text:style-name="P4">`;</text:p>
      <text:p text:style-name="P4"/>
      <text:p text:style-name="P4"><text:span text:style-name="T3">console.log</text:span>(guestList);</text:p>
      <text:p text:style-name="P4"/>
      <text:p text:style-name="P3">но если использовать также ординарные или двойные кавычки будет ошибка</text:p>
      <text:p text:style-name="P3"/>
      <text:p text:style-name="P3">let guestList = "Guests: // Error: Unexpected token ILLEGAL</text:p>
      <text:p text:style-name="P3">* John";</text:p>
      <text:p text:style-name="P3"/>
      <text:p text:style-name="P5"><text:s/><text:span text:style-name="Strong_20_Emphasis"><text:span text:style-name="T4">"Теговые шаблоны"</text:span></text:span><text:span text:style-name="T4"> </text:span>(tagged templates) в JavaScript — <text:span text:style-name="Strong_20_Emphasis">особую форму шаблонных строк</text:span>, где ты можешь указать свою функцию, которая будет обрабатывать эту строку. </text:p>
      <text:p text:style-name="P5"/>
      <text:p text:style-name="P5"/>
      <text:p text:style-name="P5">function helloTag(strings, ...values) {</text:p>
      <text:p text:style-name="P5"><text:s text:c="2"/>console.log(strings); // ["Привет, ", "!"]</text:p>
      <text:p text:style-name="P5"><text:s text:c="2"/>console.log(values); <text:s/>// ["Анна"]</text:p>
      <text:p text:style-name="P5">}</text:p>
      <text:p text:style-name="P5"/>
      <text:p text:style-name="P5">let name = "Анна";</text:p>
      <text:p text:style-name="P5">helloTag`Привет, ${name}!`;</text:p>
      <text:p text:style-name="P5"/>
      <text:p text:style-name="P6">Обрабатывать каждый фрагмент по-своему</text:p>
      <text:list text:style-name="L1">
        <text:list-item>
          <text:p text:style-name="P7">Вставлять безопасные значения</text:p>
        </text:list-item>
      </text:list>
      <text:list text:style-name="L2">
        <text:list-item>
          <text:p text:style-name="P8">Делать шаблонизацию, локализацию и т.п.</text:p>
        </text:list-item>
      </text:list>
      <text:p text:style-name="P9"><text:line-break/><text:span text:style-name="Strong_20_Emphasis">Экранировать</text:span> — значит <text:span text:style-name="Strong_20_Emphasis">преобразовать специальные символы</text:span> (например, <text:span text:style-name="Source_20_Text">&lt;</text:span>, <text:span text:style-name="Source_20_Text">&gt;</text:span>, <text:span text:style-name="Source_20_Text">"</text:span>, <text:span text:style-name="Source_20_Text">&amp;</text:span>), чтобы они <text:span text:style-name="Strong_20_Emphasis">не сработали как команды</text:span>, а отображались как обычный текст.</text:p>
      <text:p text:style-name="P9"/>
      <text:p text:style-name="P10">Спецсимволы</text:p>
      <text:p text:style-name="P11"/>
      <text:h text:style-name="P12" text:outline-level="2">Что такое <text:span text:style-name="Strong_20_Emphasis">спецсимволы</text:span> (специальные символы)?</text:h>
      <text:p text:style-name="P13"><text:span text:style-name="Strong_20_Emphasis">Спецсимволы</text:span> — это <text:span text:style-name="Strong_20_Emphasis">необычные символы</text:span>, которые:</text:p>
      <text:list text:style-name="L3">
        <text:list-item>
          <text:p text:style-name="P14">не печатаются напрямую,</text:p>
        </text:list-item>
        <text:list-item>
          <text:p text:style-name="P14"><text:soft-page-break/>либо выполняют <text:span text:style-name="Strong_20_Emphasis">особые функции</text:span> в тексте или коде,</text:p>
        </text:list-item>
        <text:list-item>
          <text:p text:style-name="P14">либо обозначаются через <text:span text:style-name="Strong_20_Emphasis">обратный слэш</text:span> (<text:span text:style-name="Source_20_Text">\</text:span>) в строках.</text:p>
        </text:list-item>
      </text:list>
      <text:p text:style-name="P9">Это нужно, чтобы HTML не воспринял эти символы как <text:span text:style-name="Strong_20_Emphasis">теги</text:span> или <text:span text:style-name="Strong_20_Emphasis">атрибуты</text:span>, а отобразил их как обычный текст. </text:p>
      <text:h text:style-name="P12" text:outline-level="2">Зачем нужны спецсимволы?</text:h>
      <text:list text:style-name="L4">
        <text:list-item>
          <text:p text:style-name="P15">Чтобы <text:span text:style-name="Strong_20_Emphasis">управлять форматированием</text:span> текста (перенос строки, отступы).</text:p>
        </text:list-item>
        <text:list-item>
          <text:p text:style-name="P15">Чтобы <text:span text:style-name="Strong_20_Emphasis">вставлять символы</text:span>, которые нельзя набрать напрямую.</text:p>
        </text:list-item>
        <text:list-item>
          <text:p text:style-name="P15">Чтобы <text:span text:style-name="Strong_20_Emphasis">экранировать</text:span> опасные или технические символы в HTML, JSON и других форматах.</text:p>
        </text:list-item>
      </text:list>
      <text:p text:style-name="P16"/>
      <text:p text:style-name="Standard"><text:span text:style-name="T5">Если просто написать «</text:span><text:span text:style-name="T6">\</text:span><text:span text:style-name="T5">» </text:span><text:span text:style-name="T7">то в консоли будет оши</text:span><text:span text:style-name="T8">бка</text:span><text:span text:style-name="T9"> Syntax error </text:span><text:span text:style-name="T8">, </text:span><text:span text:style-name="T7">чтобы записать слэш просто нужно его два раза написать в коде </text:span><text:span text:style-name="T10">console</text:span><text:span text:style-name="T11">.</text:span><text:span text:style-name="T12">log</text:span><text:span text:style-name="T11"> (</text:span><text:span text:style-name="T13">`</text:span><text:span text:style-name="T14">\\</text:span><text:span text:style-name="T13">`</text:span><text:span text:style-name="T11">);</text:span></text:p>
      <text:p text:style-name="P17"/>
      <text:p text:style-name="P18">Длина строки </text:p>
      <text:p text:style-name="P18"/>
      <text:p text:style-name="P19">Свойство length содержит длину строки: <text:span text:style-name="T1">console.log</text:span>( `My\n`.length ); // 3</text:p>
      <text:p text:style-name="P19">Обратите внимание, \n — это один спецсимвол, поэтому тут всё правильно: длина строки 3.</text:p>
      <text:h text:style-name="P20" text:outline-level="2"><text:span text:style-name="Source_20_Text">str.length</text:span> — это <text:span text:style-name="Strong_20_Emphasis">свойство</text:span>, а не <text:span text:style-name="Strong_20_Emphasis">функция</text:span></text:h>
      <text:p text:style-name="P21">В JavaScript у строк есть встроенное свойство <text:span text:style-name="Source_20_Text">.length</text:span>, которое возвращает количество символов в строке.</text:p>
      <text:p text:style-name="P22">Если мы напишем <text:span text:style-name="T1">str..length() </text:span><text:span text:style-name="T15">то будет ошибка </text:span><text:span text:style-name="T1">typeerror </text:span></text:p>
      <text:p text:style-name="P23"/>
      <text:p text:style-name="P24"/>
      <text:p text:style-name="P24">Доступ к символам</text:p>
      <text:p text:style-name="P24"><text:span text:style-name="T16">Доступ к символам в строке можно получить </text:span><text:span text:style-name="Strong_20_Emphasis"><text:span text:style-name="T16">двумя основными способами</text:span></text:span><text:span text:style-name="T16">: </text:span></text:p>
      <text:p text:style-name="P25">1. Через <text:span text:style-name="Strong_20_Emphasis">квадратные скобки</text:span> <text:span text:style-name="Source_20_Text">str[pos]</text:span></text:p>
      <text:p text:style-name="P25">let str = "Привет";</text:p>
      <text:p text:style-name="P25">console.log(str[1]); // 👉 "р"</text:p>
      <text:p text:style-name="P26">Нумерация начинается с <text:span text:style-name="Strong_20_Emphasis">0</text:span>.</text:p>
      <text:list text:style-name="L5">
        <text:list-item>
          <text:p text:style-name="P27"><text:span text:style-name="Source_20_Text">str[1]</text:span> — это <text:span text:style-name="Strong_20_Emphasis">второй символ</text:span>, то есть <text:span text:style-name="Source_20_Text">"р"</text:span>.</text:p>
        </text:list-item>
      </text:list>
      <text:p text:style-name="P25">2. Через метод <text:span text:style-name="Source_20_Text">str.at(pos)</text:span></text:p>
      <text:p text:style-name="P25">let str = "Привет";</text:p>
      <text:p text:style-name="P25">console.log(str.at(1)); <text:s text:c="2"/>// 👉 "р"</text:p>
      <text:p text:style-name="P25">console.log(str.at(-1)); <text:s/>// 👉 "т" (последний символ!)</text:p>
      <text:p text:style-name="P25"/>
      <text:h text:style-name="P28" text:outline-level="3">В чём особенность <text:span text:style-name="Source_20_Text">at()</text:span>:</text:h>
      <text:list text:style-name="L6">
        <text:list-item>
          <text:p text:style-name="P29">Поддерживает <text:span text:style-name="Strong_20_Emphasis">отрицательные индексы</text:span> — это удобно, чтобы обращаться <text:span text:style-name="Strong_20_Emphasis">с конца строки</text:span>.</text:p>
        </text:list-item>
        <text:list-item>
          <text:p text:style-name="P29"><text:span text:style-name="Source_20_Text">str.at(-1)</text:span> — последний символ.</text:p>
        </text:list-item>
        <text:list-item>
          <text:p text:style-name="P29"><text:soft-page-break/><text:span text:style-name="Source_20_Text">str.at(-2)</text:span> — предпоследний и т.д.</text:p>
        </text:list-item>
      </text:list>
      <text:p text:style-name="P2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header-rows>
          <table:table-row>
            <table:table-cell table:style-name="Таблица1.A1" office:value-type="string">
              <text:p text:style-name="Table_20_Heading">Способ</text:p>
            </table:table-cell>
            <table:table-cell table:style-name="Таблица1.A1" office:value-type="string">
              <text:p text:style-name="Table_20_Heading">Поддерживает <text:span text:style-name="Source_20_Text">-1</text:span>?</text:p>
            </table:table-cell>
            <table:table-cell table:style-name="Таблица1.A1" office:value-type="string">
              <text:p text:style-name="Table_20_Heading">Возвращает ошибку при выходе за границы?</text:p>
            </table:table-cell>
          </table:table-row>
        </table:table-header-rows>
        <table:table-row>
          <table:table-cell table:style-name="Таблица1.A1" office:value-type="string">
            <text:p text:style-name="Table_20_Contents"><text:span text:style-name="Source_20_Text">str[pos]</text:span></text:p>
          </table:table-cell>
          <table:table-cell table:style-name="Таблица1.A1" office:value-type="string">
            <text:p text:style-name="Table_20_Contents">❌ Нет</text:p>
          </table:table-cell>
          <table:table-cell table:style-name="Таблица1.A1" office:value-type="string">
            <text:p text:style-name="Table_20_Contents">❌ Нет (просто <text:span text:style-name="Source_20_Text">undefined</text:span>)</text:p>
          </table:table-cell>
        </table:table-row>
        <table:table-row>
          <table:table-cell table:style-name="Таблица1.A1" office:value-type="string">
            <text:p text:style-name="Table_20_Contents"><text:span text:style-name="Source_20_Text">str.at()</text:span></text:p>
          </table:table-cell>
          <table:table-cell table:style-name="Таблица1.A1" office:value-type="string">
            <text:p text:style-name="Table_20_Contents">✅ Да</text:p>
          </table:table-cell>
          <table:table-cell table:style-name="Таблица1.A1" office:value-type="string">
            <text:p text:style-name="Table_20_Contents">❌ Нет (тоже <text:span text:style-name="Source_20_Text">undefined</text:span>)</text:p>
          </table:table-cell>
        </table:table-row>
      </table:table>
      <text:p text:style-name="P25"/>
      <text:p text:style-name="P25"/>
      <text:p text:style-name="P25">Также можно перебрать строку посимвольно, используя for..of:</text:p>
      <text:p text:style-name="P25">for (let char of "Hello") {</text:p>
      <text:p text:style-name="P25"><text:s text:c="2"/>alert(char); // H,e,l,l,o (char — сначала "H", потом "e", потом "l" и т.д.)</text:p>
      <text:p text:style-name="P25">}</text:p>
      <text:p text:style-name="P25"/>
      <text:h text:style-name="P30" text:outline-level="2"><text:a xlink:type="simple" xlink:href="https://learn.javascript.ru/string#stroki-neizmenyaemy" office:name="stroki-neizmenyaemy" text:style-name="Internet_20_link" text:visited-style-name="Visited_20_Internet_20_Link"><text:span text:style-name="T17">Строки неизменяемы</text:span></text:a></text:h>
      <text:p text:style-name="P25">Содержимое строки в JavaScript нельзя изменить. Нельзя взять символ посередине и заменить его. Как только строка создана — она такая навсегда.</text:p>
      <text:p text:style-name="P25"/>
      <text:p text:style-name="P25">let str = 'Hi';</text:p>
      <text:p text:style-name="P25"/>
      <text:p text:style-name="P25">str[0] = '<text:span text:style-name="T18">q</text:span>'; // ошибка</text:p>
      <text:p text:style-name="P25">alert( str[0] ); // не работает <text:span text:style-name="T19">Выводет </text:span><text:span text:style-name="T18">H</text:span></text:p>
      <text:p text:style-name="P25"/>
      <text:p text:style-name="P25">Можно создать новую строку и записать её в ту же самую переменную вместо старой.</text:p>
      <text:p text:style-name="P25">let str = 'Hi';</text:p>
      <text:p text:style-name="P25">str = 'h' + str[1]; // заменяем строку</text:p>
      <text:p text:style-name="P25">alert( str ); // hi</text:p>
      <text:p text:style-name="P25"/>
      <text:p text:style-name="P25"/>
      <text:p text:style-name="P31">Изменение регистра</text:p>
      <text:p text:style-name="P25">Методы toLowerCase() и toUpperCase() меняют регистр символов:</text:p>
      <text:p text:style-name="P25">Если мы захотим перевести в нижний регистр какой-то конкретный символ:</text:p>
      <text:p text:style-name="P25"><text:span text:style-name="Source_20_Text"><text:span text:style-name="T20">alert</text:span></text:span><text:span text:style-name="Source_20_Text"><text:span text:style-name="T21">(</text:span></text:span><text:span text:style-name="T22"> </text:span><text:span text:style-name="Source_20_Text"><text:span text:style-name="T23">'Interface'</text:span></text:span><text:span text:style-name="Source_20_Text"><text:span text:style-name="T21">[</text:span></text:span><text:span text:style-name="Source_20_Text"><text:span text:style-name="T24">0</text:span></text:span><text:span text:style-name="Source_20_Text"><text:span text:style-name="T21">].</text:span></text:span><text:span text:style-name="Source_20_Text"><text:span text:style-name="T20">toLowerCase</text:span></text:span><text:span text:style-name="Source_20_Text"><text:span text:style-name="T21">()</text:span></text:span><text:span text:style-name="T22"> </text:span><text:span text:style-name="Source_20_Text"><text:span text:style-name="T21">);</text:span></text:span><text:span text:style-name="T22"> </text:span><text:span text:style-name="Source_20_Text"><text:span text:style-name="T25">// 'i'</text:span></text:span> </text:p>
      <text:p text:style-name="P31"/>
      <text:h text:style-name="P30" text:outline-level="2"><text:a xlink:type="simple" xlink:href="https://learn.javascript.ru/string#poisk-podstroki" office:name="poisk-podstroki" text:style-name="Internet_20_link" text:visited-style-name="Visited_20_Internet_20_Link"><text:span text:style-name="T17">Поиск подстроки</text:span></text:a></text:h>
      <text:p text:style-name="P25">Существует несколько способов поиска подстроки.</text:p>
      <text:p text:style-name="P25"/>
      <text:p text:style-name="P25">Допустим, у нас есть строка: let text = "Привет, мир!";</text:p>
      <text:p text:style-name="P25">И мы хотим узнать, <text:span text:style-name="Strong_20_Emphasis">содержится ли</text:span> в ней слово <text:span text:style-name="Source_20_Text">"мир"</text:span> и <text:span text:style-name="Strong_20_Emphasis">где именно</text:span>. </text:p>
      <text:p text:style-name="P25">Основные способы поиска подстроки: </text:p>
      <text:p text:style-name="P25"/>
      <text:p text:style-name="P25"><text:span text:style-name="Source_20_Text"><text:span text:style-name="T26">1. str.indexOf(substr) </text:span></text:span></text:p>
      <text:p text:style-name="P32">Находит <text:span text:style-name="Strong_20_Emphasis">позицию первого вхождения</text:span> подстроки. Если не найдено — возвращает <text:span text:style-name="Source_20_Text">-1</text:span>.</text:p>
      <text:p text:style-name="P25">text.indexOf("мир"); // 👉 8</text:p>
      <text:p text:style-name="P25">text.indexOf("пока"); // 👉 -1</text:p>
      <text:p text:style-name="P25"/>
      <text:p text:style-name="P25"/>
      <text:p text:style-name="P25"/>
      <text:p text:style-name="P33"><text:soft-page-break/><text:span text:style-name="T27">2. </text:span><text:span text:style-name="Source_20_Text"><text:span text:style-name="T27">str.includes(substr)</text:span></text:span><text:span text:style-name="T28"> </text:span>Проверяет, <text:span text:style-name="Strong_20_Emphasis">есть ли подстрока в строке</text:span>. Возвращает <text:span text:style-name="Source_20_Text">true</text:span> или <text:span text:style-name="Source_20_Text">false</text:span>.</text:p>
      <text:p text:style-name="P33">text.includes("мир"); // 👉 true</text:p>
      <text:p text:style-name="P33">text.includes("пока"); // 👉 false</text:p>
      <text:p text:style-name="P33"/>
      <text:p text:style-name="P33"><text:span text:style-name="T26">3. </text:span><text:span text:style-name="Source_20_Text"><text:span text:style-name="T26">str.startsWith(substr)</text:span></text:span></text:p>
      <text:p text:style-name="P34">Проверяет, начинается ли строка с подстроки. </text:p>
      <text:p text:style-name="P34">text.startsWith("Привет"); // 👉 true</text:p>
      <text:p text:style-name="P34"/>
      <text:h text:style-name="P35" text:outline-level="3"><text:span text:style-name="T26">4. </text:span><text:span text:style-name="Source_20_Text"><text:span text:style-name="T26">str.endsWith(substr)</text:span></text:span></text:h>
      <text:p text:style-name="Text_20_body">Проверяет, заканчивается ли строка на подстроку.</text:p>
      <text:p text:style-name="P34">text.endsWith("мир!"); // 👉 true</text:p>
      <text:p text:style-name="P34"/>
      <text:p text:style-name="P34">Что такое «подстрока»? </text:p>
      <text:p text:style-name="P34">Это просто <text:span text:style-name="Strong_20_Emphasis">часть строки</text:span>.<text:line-break/>В <text:span text:style-name="Source_20_Text">"Привет, мир!"</text:span> — подстроки: <text:span text:style-name="Source_20_Text">"Привет"</text:span>, <text:span text:style-name="Source_20_Text">"мир"</text:span>, <text:span text:style-name="Source_20_Text">","</text:span>, <text:span text:style-name="Source_20_Text">"!"</text:span> и даже <text:span text:style-name="Source_20_Text">"рив"</text:span>. </text:p>
      <text:p text:style-name="P34"/>
      <text:p text:style-name="P34">Метод <text:span text:style-name="Source_20_Text">str.indexOf()</text:span> в JavaScript используется для <text:span text:style-name="Strong_20_Emphasis">поиска подстроки</text:span> в строке. </text:p>
      <text:p text:style-name="P34"/>
      <text:p text:style-name="P34">str.indexOf(substr, from)</text:p>
      <text:p text:style-name="P36"><text:span text:style-name="Source_20_Text">str</text:span> — исходная строка.</text:p>
      <text:list text:style-name="L7">
        <text:list-item>
          <text:p text:style-name="P37"><text:span text:style-name="Source_20_Text">substr</text:span> — подстрока, которую ищем.</text:p>
        </text:list-item>
      </text:list>
      <text:list text:style-name="L8">
        <text:list-item>
          <text:p text:style-name="P38"><text:span text:style-name="Source_20_Text">from</text:span> (необязательный) — позиция, с которой начать поиск (по умолчанию 0).</text:p>
        </text:list-item>
      </text:list>
      <text:p text:style-name="P36">Метод ищет <text:span text:style-name="Strong_20_Emphasis">первое вхождение подстроки</text:span> в строку, начиная с позиции <text:span text:style-name="Source_20_Text">from</text:span>.</text:p>
      <text:list text:style-name="L9">
        <text:list-item>
          <text:p text:style-name="P39">Если подстрока найдена — возвращает её <text:span text:style-name="Strong_20_Emphasis">позицию (индекс)</text:span>.</text:p>
        </text:list-item>
        <text:list-item>
          <text:p text:style-name="P39">Если нет — возвращает <text:span text:style-name="Source_20_Text">-1</text:span>.</text:p>
        </text:list-item>
      </text:list>
      <text:p text:style-name="P34">let str = "Привет, мир!";</text:p>
      <text:p text:style-name="P34"/>
      <text:p text:style-name="P34">console.log(str.indexOf("мир")); <text:s text:c="2"/>// 👉 8 (позиция, где начинается "мир")</text:p>
      <text:p text:style-name="P34">console.log(str.indexOf("Привет")); // 👉 0</text:p>
      <text:p text:style-name="P34">console.log(str.indexOf("пока")); <text:s text:c="2"/>// 👉 -1 (нет такой подстроки)</text:p>
      <text:p text:style-name="P34"/>
      <text:p text:style-name="P34">let str = "один два три два";</text:p>
      <text:p text:style-name="P34"/>
      <text:p text:style-name="P34">console.log(str.indexOf("два")); <text:s text:c="6"/>// 👉 5 — первое "два"</text:p>
      <text:p text:style-name="P34">console.log(str.indexOf("два", 6)); <text:s text:c="3"/>// 👉 13 — второе "два"</text:p>
      <text:p text:style-name="P34"/>
      <text:p text:style-name="P40">или возвращает -<text:span text:style-name="T2">1 </text:span>если такового нет </text:p>
      <text:p text:style-name="P40"/>
      <text:p text:style-name="P40"/>
      <text:p text:style-name="P40">let str = "апельсин, яблоко, апельсин";</text:p>
      <text:p text:style-name="P40">console.log(str.lastIndexOf("апельсин"));</text:p>
      <text:h text:style-name="P41" text:outline-level="3">Объяснение:</text:h>
      <text:list text:style-name="L10">
        <text:list-item>
          <text:p text:style-name="P42">В строке два слова <text:span text:style-name="Source_20_Text">"апельсин"</text:span>: на позиции <text:span text:style-name="Strong_20_Emphasis">0</text:span> и <text:span text:style-name="Strong_20_Emphasis">20</text:span></text:p>
        </text:list-item>
        <text:list-item>
          <text:p text:style-name="P42"><text:soft-page-break/>Метод <text:span text:style-name="Source_20_Text">.lastIndexOf("апельсин")</text:span> возвращает <text:span text:style-name="Strong_20_Emphasis">20</text:span> — потому что это <text:span text:style-name="Strong_20_Emphasis">последнее (правое)</text:span> вхождение.</text:p>
        </text:list-item>
        <text:list-item>
          <text:p text:style-name="P42">Если бы ты использовал <text:span text:style-name="Source_20_Text">.indexOf("апельсин")</text:span>, получил бы <text:span text:style-name="Strong_20_Emphasis">0</text:span> — первое вхождение.</text:p>
        </text:list-item>
      </text:list>
      <text:p text:style-name="P40">При проверке indexOf в условии if есть небольшое неудобство. Такое условие не будет работать:</text:p>
      <text:p text:style-name="P40">let str = "Widget with id";</text:p>
      <text:p text:style-name="P40"/>
      <text:p text:style-name="P40">if (str.indexOf("Widget")) {</text:p>
      <text:p text:style-name="P40"><text:s text:c="4"/>alert("Совпадение есть"); // не работает</text:p>
      <text:p text:style-name="P40">}</text:p>
      <text:p text:style-name="P40">Мы ищем подстроку "Widget", и она здесь есть, прямо на позиции 0. Но alert не показывается, т. к. str.indexOf("Widget") возвращает 0, и if решает, что тест не пройден.</text:p>
      <text:p text:style-name="P40"/>
      <text:p text:style-name="P40">Поэтому надо делать проверку на -1:</text:p>
      <text:p text:style-name="P40">let str = "Widget with id";</text:p>
      <text:p text:style-name="P40"/>
      <text:p text:style-name="P40">if (str.indexOf("Widget") != -1) {</text:p>
      <text:p text:style-name="P40"><text:s text:c="4"/>alert("Совпадение есть"); // теперь работает</text:p>
      <text:p text:style-name="P40">}</text:p>
      <text:p text:style-name="P40"/>
      <text:p text:style-name="P40"><text:span text:style-name="T26">Побитовый оператор </text:span><text:span text:style-name="Strong_20_Emphasis">НЕ</text:span> в JavaScript — это <text:span text:style-name="Source_20_Text">~</text:span> (тильда). Он называется <text:span text:style-name="Strong_20_Emphasis">побитовым отрицанием</text:span> (<text:span text:style-name="Emphasis">bitwise NOT</text:span>). </text:p>
      <text:p text:style-name="P40"/>
      <text:h text:style-name="P43" text:outline-level="2">Как работает <text:span text:style-name="Source_20_Text">~</text:span>?</text:h>
      <text:p text:style-name="P44">Он инвертирует <text:span text:style-name="Strong_20_Emphasis">все биты</text:span> числа:</text:p>
      <text:list text:style-name="L11">
        <text:list-item>
          <text:p text:style-name="P45">превращает 1 в 0</text:p>
        </text:list-item>
        <text:list-item>
          <text:p text:style-name="P45">превращает 0 в 1</text:p>
        </text:list-item>
      </text:list>
      <text:p text:style-name="P40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Table_20_Contents">0</text:p>
          </table:table-cell>
          <table:table-cell table:style-name="Таблица2.A1" office:value-type="string">
            <text:p text:style-name="Table_20_Contents">-1</text:p>
          </table:table-cell>
        </table:table-row>
      </table:table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Table_20_Contents">1</text:p>
          </table:table-cell>
          <table:table-cell table:style-name="Таблица3.A1" office:value-type="string">
            <text:p text:style-name="Table_20_Contents">-2</text:p>
          </table:table-cell>
        </table:table-row>
      </table:table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Table_20_Contents">2</text:p>
          </table:table-cell>
          <table:table-cell table:style-name="Таблица4.A1" office:value-type="string">
            <text:p text:style-name="Table_20_Contents">-3</text:p>
          </table:table-cell>
        </table:table-row>
      </table:table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Table_20_Contents">-1</text:p>
          </table:table-cell>
          <table:table-cell table:style-name="Таблица5.A1" office:value-type="string">
            <text:p text:style-name="Table_20_Contents">0</text:p>
          </table:table-cell>
        </table:table-row>
      </table:table>
      <text:p text:style-name="P40"/>
      <text:p text:style-name="P40">В JavaScript есть 3 метода для получения подстроки: substring, substr и slice.</text:p>
      <text:h text:style-name="P43" text:outline-level="2"><text:span text:style-name="Source_20_Text">slice(start, end)</text:span></text:h>
      <text:list text:style-name="L12">
        <text:list-item>
          <text:p text:style-name="P46">Возвращает подстроку от <text:span text:style-name="Source_20_Text">start</text:span> до <text:span text:style-name="Source_20_Text">end</text:span> (не включая <text:span text:style-name="Source_20_Text">end</text:span>)</text:p>
        </text:list-item>
        <text:list-item>
          <text:p text:style-name="P46">Поддерживает <text:span text:style-name="Strong_20_Emphasis">отрицательные индексы</text:span> (от конца строки)</text:p>
        </text:list-item>
      </text:list>
      <text:p text:style-name="P40">let str = "Hello world";</text:p>
      <text:p text:style-name="P40">console.log(str.slice(0, 5)); <text:s text:c="4"/>// "Hello"</text:p>
      <text:p text:style-name="P40">console.log(str.slice(-5)); <text:s text:c="6"/>// "world"</text:p>
      <text:p text:style-name="P40"/>
      <text:h text:style-name="P43" text:outline-level="2"><text:soft-page-break/><text:span text:style-name="Source_20_Text">substring(start, end)</text:span></text:h>
      <text:list text:style-name="L13">
        <text:list-item>
          <text:p text:style-name="P47">Похож на <text:span text:style-name="Source_20_Text">slice</text:span>, но <text:span text:style-name="Strong_20_Emphasis">не поддерживает отрицательные индексы</text:span></text:p>
        </text:list-item>
        <text:list-item>
          <text:p text:style-name="P47">Если <text:span text:style-name="Source_20_Text">start &gt; end</text:span>, автоматически меняет их местами</text:p>
        </text:list-item>
      </text:list>
      <text:p text:style-name="P40">let str = "Hello world";</text:p>
      <text:p text:style-name="P40">console.log(str.substring(0, 5)); <text:s text:c="4"/>// "Hello"</text:p>
      <text:p text:style-name="P40">console.log(str.substring(5, 0)); <text:s text:c="4"/>// тоже "Hello"</text:p>
      <text:p text:style-name="P40">let str = "Hello world";</text:p>
      <text:p text:style-name="P40"/>
      <text:p text:style-name="P40">// Индексы: <text:s text:c="2"/>H e l l o <text:s text:c="2"/>w o r l d</text:p>
      <text:p text:style-name="P40">// <text:s text:c="11"/>0 1 2 3 4 5 6 7 8 9 10</text:p>
      <text:p text:style-name="P40"/>
      <text:p text:style-name="P40">console.log(str.substring(0, 5)); <text:s/>// "Hello" — от 0 до 5 (не включая 5)</text:p>
      <text:p text:style-name="P40"/>
      <text:p text:style-name="P40">console.log(str.substring(5, 0)); <text:s/>// тоже "Hello" — так как 5 &gt; 0, они меняются местами</text:p>
      <text:p text:style-name="P40">// фактически превращается в substring(0, 5)</text:p>
      <text:p text:style-name="P40"/>
      <text:h text:style-name="P41" text:outline-level="3">Что делает <text:span text:style-name="Source_20_Text">substr(start, length)</text:span>?</text:h>
      <text:list text:style-name="L14">
        <text:list-item>
          <text:p text:style-name="P48"><text:span text:style-name="Source_20_Text">start</text:span> — с какого индекса начать извлекать.</text:p>
        </text:list-item>
        <text:list-item>
          <text:p text:style-name="P48"><text:span text:style-name="Source_20_Text">length</text:span> — <text:span text:style-name="Strong_20_Emphasis">сколько символов</text:span> взять (в отличие от <text:span text:style-name="Source_20_Text">slice</text:span> и <text:span text:style-name="Source_20_Text">substring</text:span>, где указываешь конечный индекс).</text:p>
        </text:list-item>
      </text:list>
      <text:p text:style-name="P40">let str = "Hello world";</text:p>
      <text:p text:style-name="P40"/>
      <text:p text:style-name="P40">console.log(str.substr(6, 5)); // "world"</text:p>
      <text:p text:style-name="P40">// Начиная с индекса 6, взять 5 символов</text:p>
      <text:p text:style-name="P40"/>
      <text:p text:style-name="P40"/>
      <text:p text:style-name="P40"/>
      <text:p text:style-name="P49">Сравнение Строк</text:p>
      <text:p text:style-name="P49"/>
      <text:h text:style-name="P50" text:outline-level="3"><text:span text:style-name="Strong_20_Emphasis">1. Как строки сравниваются в JavaScript</text:span></text:h>
      <text:p text:style-name="P51">В JavaScript строки сравниваются <text:span text:style-name="Strong_20_Emphasis">посимвольно</text:span> — по символам слева направо, <text:span text:style-name="Strong_20_Emphasis">на основе их числовых кодов (UTF-16)</text:span>.</text:p>
      <text:p text:style-name="P49">alert('a' &gt; 'Z'); // true, потому что "a" имеет код 97, а "Z" — 90</text:p>
      <text:p text:style-name="P49"/>
      <text:h text:style-name="P50" text:outline-level="3"><text:span text:style-name="Strong_20_Emphasis">2. Строчные буквы &gt; Заглавных</text:span></text:h>
      <text:p text:style-name="P52">str.codePointAt(pos)</text:p>
      <text:p text:style-name="P52">Возвращает код для символа, находящегося на позиции pos</text:p>
      <text:p text:style-name="P49">console.log("a".codePointAt(0)); // 97</text:p>
      <text:p text:style-name="P49">console.log("Z".codePointAt(0)); // 90</text:p>
      <text:p text:style-name="P49"/>
      <text:p text:style-name="P49"/>
      <text:p text:style-name="P49"/>
      <text:p text:style-name="P49"/>
      <text:p text:style-name="P49"><text:soft-page-break/>String.fromCodePoint(code)</text:p>
      <text:p text:style-name="P49">Создаёт символ по его коду code</text:p>
      <text:p text:style-name="P49"/>
      <text:p text:style-name="P49">alert( String.fromCodePoint(90) ); // Z</text:p>
      <text:p text:style-name="P49"/>
      <text:p text:style-name="P49">Для <text:span text:style-name="Strong_20_Emphasis">«естественного» сравнения</text:span>, учитывающего <text:span text:style-name="Strong_20_Emphasis">язык, алфавит, регистр и даже акценты</text:span>, используется метод </text:p>
      <text:p text:style-name="P49">str1.localeCompare(str2)</text:p>
      <text:p text:style-name="P52">Он возвращает:</text:p>
      <text:list text:style-name="L15">
        <text:list-item>
          <text:p text:style-name="P53"><text:span text:style-name="Source_20_Text">-1</text:span> если <text:span text:style-name="Source_20_Text">str1 &lt; str2</text:span></text:p>
        </text:list-item>
        <text:list-item>
          <text:p text:style-name="P53"><text:span text:style-name="Source_20_Text">1</text:span> если <text:span text:style-name="Source_20_Text">str1 &gt; str2</text:span></text:p>
        </text:list-item>
        <text:list-item>
          <text:p text:style-name="P53"><text:span text:style-name="Source_20_Text">0</text:span> если равны</text:p>
        </text:list-item>
      </text:list>
      <text:p text:style-name="P4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1T00:47:43.812834100</meta:creation-date>
    <dc:date>2025-06-19T19:21:49.301447200</dc:date>
    <meta:editing-duration>PT40M5S</meta:editing-duration>
    <meta:editing-cycles>5</meta:editing-cycles>
    <meta:generator>LibreOffice/25.2.4.3$Windows_X86_64 LibreOffice_project/33e196637044ead23f5c3226cde09b47731f7e27</meta:generator>
    <meta:document-statistic meta:table-count="5" meta:image-count="0" meta:object-count="0" meta:page-count="7" meta:paragraph-count="195" meta:word-count="1191" meta:character-count="7977" meta:non-whitespace-character-count="6891"/>
  </office:meta>
</office:document-meta>
</file>